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6cm" svg:height="9.005cm" svg:x="9.986cm" svg:y="1.514cm">
            <draw:object draw:notify-on-update-of-ranges="Feuille1.B2:Feuille1.B28 Feuille1.C2:Feuille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y (en mm)</text:p>
          </table:table-cell>
          <table:table-cell office:value-type="string" calcext:value-type="string">
            <text:p>I (µA)</text:p>
          </table:table-cell>
          <table:table-cell/>
          <table:table-cell office:value-type="string" calcext:value-type="string">
            <text:p>pour y=9,5 , on a I=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" office:value-type="float" office:value="0" calcext:value-type="float">
            <text:p>0</text:p>
          </table:table-cell>
          <table:table-cell office:value-type="float" office:value="-830" calcext:value-type="float">
            <text:p>-8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10" office:value-type="float" office:value="0.1" calcext:value-type="float">
            <text:p>0,1</text:p>
          </table:table-cell>
          <table:table-cell office:value-type="float" office:value="-827" calcext:value-type="float">
            <text:p>-8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10" office:value-type="float" office:value="0.2" calcext:value-type="float">
            <text:p>0,2</text:p>
          </table:table-cell>
          <table:table-cell office:value-type="float" office:value="-827" calcext:value-type="float">
            <text:p>-8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10" office:value-type="float" office:value="0.3" calcext:value-type="float">
            <text:p>0,3</text:p>
          </table:table-cell>
          <table:table-cell office:value-type="float" office:value="-824" calcext:value-type="float">
            <text:p>-8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10" office:value-type="float" office:value="0.4" calcext:value-type="float">
            <text:p>0,4</text:p>
          </table:table-cell>
          <table:table-cell office:value-type="float" office:value="-807" calcext:value-type="float">
            <text:p>-80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10" office:value-type="float" office:value="0.5" calcext:value-type="float">
            <text:p>0,5</text:p>
          </table:table-cell>
          <table:table-cell office:value-type="float" office:value="-764" calcext:value-type="float">
            <text:p>-7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10" office:value-type="float" office:value="0.6" calcext:value-type="float">
            <text:p>0,6</text:p>
          </table:table-cell>
          <table:table-cell office:value-type="float" office:value="-682" calcext:value-type="float">
            <text:p>-6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10" office:value-type="float" office:value="0.7" calcext:value-type="float">
            <text:p>0,7</text:p>
          </table:table-cell>
          <table:table-cell office:value-type="float" office:value="-551" calcext:value-type="float">
            <text:p>-5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-458" calcext:value-type="float">
            <text:p>-45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/10" office:value-type="float" office:value="0.8" calcext:value-type="float">
            <text:p>0,8</text:p>
          </table:table-cell>
          <table:table-cell office:value-type="float" office:value="-354" calcext:value-type="float">
            <text:p>-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office:value-type="float" office:value="-219" calcext:value-type="float">
            <text:p>-2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]/10" office:value-type="float" office:value="0.9" calcext:value-type="float">
            <text:p>0,9</text:p>
          </table:table-cell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]/10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7]/10" office:value-type="float" office:value="1.1" calcext:value-type="float">
            <text:p>1,1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9]/10" office:value-type="float" office:value="1.2" calcext:value-type="float">
            <text:p>1,2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1]/10" office:value-type="float" office:value="1.3" calcext:value-type="float">
            <text:p>1,3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2]/10" office:value-type="float" office:value="1.4" calcext:value-type="float">
            <text:p>1,4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3]/10" office:value-type="float" office:value="1.5" calcext:value-type="float">
            <text:p>1,5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4]/10" office:value-type="float" office:value="1.6" calcext:value-type="float">
            <text:p>1,6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5]/10" office:value-type="float" office:value="1.7" calcext:value-type="float">
            <text:p>1,7</text:p>
          </table:table-cell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6]/10" office:value-type="float" office:value="1.8" calcext:value-type="float">
            <text:p>1,8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7]/10" office:value-type="float" office:value="1.9" calcext:value-type="float">
            <text:p>1,9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8]/10"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0:04:16.68308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9:10:41.644548000</meta:creation-date>
    <dc:date>2025-11-17T10:05:56.209982700</dc:date>
    <meta:editing-duration>PT13M51S</meta:editing-duration>
    <meta:editing-cycles>5</meta:editing-cycles>
    <meta:generator>LibreOffice/25.2.7.2$Windows_X86_64 LibreOffice_project/5cbfd1ab6520636bb5f7b99185aa69bd7456825d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607cm" svg:y="4.204cm" style:legend-expansion="high" chart:style-name="ch2"/>
        <chart:plot-area chart:style-name="ch3" svg:x="0.319cm" svg:y="0.18cm" svg:width="12.969cm" svg:height="8.646cm">
          <chart:coordinate-region svg:x="1.45cm" svg:y="0.379cm" svg:width="11.59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28" chart:class="chart:scatter">
            <chart:domain table:cell-range-address="Feuille1.B2:Feuille1.B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28</svg:desc>
                </draw:g>
              </table:table-cell>
              <table:table-cell office:value-type="float" office:value="-830">
                <text:p>-830</text:p>
                <draw:g>
                  <svg:desc>Feuille1.C2:Feuille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807">
                <text:p>-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764">
                <text:p>-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">
                <text:p>0.85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">
                <text:p>1.0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5">
                <text:p>1.1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">
                <text:p>1.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">
                <text:p>1.2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">
                <text:p>1.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">
                <text:p>1.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">
                <text:p>1.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">
                <text:p>1.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">
                <text:p>1.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968">
                <text:p>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